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e899a" officeooo:paragraph-rsid="000e899a"/>
    </style:style>
    <style:style style:name="T1" style:family="text">
      <style:text-properties officeooo:rsid="00104e3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utes: 7 Feb 2020</text:p>
      <text:p text:style-name="P1">Group I</text:p>
      <text:p text:style-name="P1">Present: Colin, Peter, Mariah, Stefan Absent: Alex</text:p>
      <text:p text:style-name="P1">Started: 2:36 pm</text:p>
      <text:p text:style-name="P1"/>
      <text:p text:style-name="P1">This meeting was centered around establishing schedules that worked for all members, what our game-plan for this project was, along with ultimately deciding what needs to be researched, and what needs to be split up in terms of actual coding.</text:p>
      <text:p text:style-name="P1"/>
      <text:p text:style-name="P1">Alex had a medical emergency.</text:p>
      <text:p text:style-name="P1"/>
      <text:p text:style-name="P1">Peter suggested that we all take a look at Main.java and determine what was being called, and what was incomplete. Stefan noted that <text:span text:style-name="T1">exceptions</text:span> in this file need to filled in at a later time. </text:p>
      <text:p text:style-name="P1"/>
      <text:p text:style-name="P1">Mariah said that we need to carefully look into all comments placed before each method in GameWindow.java. If we are told to research something we should likely do it. We all agreed with this. Colin suggested that we break up sections that require writing code between all five of us. We delegated the sections of GameWindow.java that need to be working on accordingly. Some of us will be working with another person in the same section. We have agreed to combine the efforts of both members into a single submission/push when the time to submit is a more prominent concern. </text:p>
      <text:p text:style-name="P1"/>
      <text:p text:style-name="P1">Stefan delegated the following lines of code in GameWindow.Java to the following members:</text:p>
      <text:p text:style-name="P1">setUp() function, lines 75-90, Stefan and Alex</text:p>
      <text:p text:style-name="P1">setUp() function, lines 90-104, Colin and Mariah</text:p>
      <text:p text:style-name="P1">addButtons() function, Peter</text:p>
      <text:p text:style-name="P1">Everyone seemed on board with these delegations.</text:p>
      <text:p text:style-name="P1"/>
      <text:p text:style-name="P1">Stefan also agreed to set up a MarkDown document that allows for members to sign off on specific milestones.</text:p>
      <text:p text:style-name="P1"/>
      <text:p text:style-name="P1">We finished up by looking at a few of the recommended interfaces and methods. We ensured that we will always contact each-other when a serious problem arises, or when we are about to make a push to the repository. Text or email was preferred. </text:p>
      <text:p text:style-name="P1"/>
      <text:p text:style-name="P1"/>
      <text:p text:style-name="P1">Meeting ended: 3:45p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7T17:22:47.859544731</meta:creation-date>
    <meta:generator>LibreOffice/5.2.7.2$Linux_X86_64 LibreOffice_project/20m0$Build-2</meta:generator>
    <dc:date>2020-05-06T13:04:53.390995361</dc:date>
    <meta:editing-duration>PT5M42S</meta:editing-duration>
    <meta:editing-cycles>2</meta:editing-cycles>
    <meta:document-statistic meta:table-count="0" meta:image-count="0" meta:object-count="0" meta:page-count="1" meta:paragraph-count="16" meta:word-count="299" meta:character-count="1761" meta:non-whitespace-character-count="1475"/>
  </office:meta>
</office:document-meta>
</file>